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lossar um Begriffe zu erklären<text:tab/><text:tab/><text:tab/><text:tab/><text:tab/><text:tab/><text:tab/>online 21.10.</text:p>
      <text:p text:style-name="Standard"/>
      <text:p text:style-name="Standard">zitieren und refernzieren → erkennbar</text:p>
      <text:p text:style-name="Standard"/>
      <text:p text:style-name="Standard">Prozess:</text:p>
      <text:p text:style-name="Standard"/>
      <text:p text:style-name="Standard">Frage: <text:s/>Warum ist das so?</text:p>
      <text:p text:style-name="Standard"/>
      <text:p text:style-name="Standard">Hypothese: ich denke das ist passiert deshalb</text:p>
      <text:p text:style-name="Standard">Hypothese testen.... </text:p>
      <text:p text:style-name="Standard">Hypothese bestätigen!</text:p>
      <text:p text:style-name="Standard">Puplizieren oder nicht</text:p>
      <text:p text:style-name="Standard"/>
      <text:p text:style-name="Standard">Vorgehensmodelle nutzen!!!Scrum oder so</text:p>
      <text:p text:style-name="Standard"/>
      <text:p text:style-name="Standard">schnell Scheitern</text:p>
      <text:p text:style-name="Standard"/>
      <text:p text:style-name="Standard">google scholar</text:p>
      <text:p text:style-name="Standard"/>
      <text:p text:style-name="Standard">in einem Betrieb??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0-21T20:10:25.01</meta:creation-date>
    <meta:document-statistic meta:table-count="0" meta:image-count="0" meta:object-count="0" meta:page-count="1" meta:paragraph-count="12" meta:word-count="43" meta:character-count="318"/>
    <dc:date>2016-10-21T20:37:10.27</dc:date>
    <meta:editing-duration>PT11M35S</meta:editing-duration>
    <meta:editing-cycles>1</meta:editing-cycles>
    <meta:generator>OpenOffice/4.1.1$Win32 OpenOffice.org_project/411m6$Build-9775</meta:generator>
  </office:meta>
</office:document-meta>
</file>